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8.979cm" fo:margin-left="0.018cm" fo:margin-top="0cm" fo:margin-bottom="0cm" table:align="left" style:writing-mode="lr-tb"/>
    </style:style>
    <style:style style:name="Table1.A" style:family="table-column">
      <style:table-column-properties style:column-width="0.811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503cm"/>
    </style:style>
    <style:style style:name="Table1.E" style:family="table-column">
      <style:table-column-properties style:column-width="1.887cm"/>
    </style:style>
    <style:style style:name="Table1.F" style:family="table-column">
      <style:table-column-properties style:column-width="0.476cm"/>
    </style:style>
    <style:style style:name="Table1.G" style:family="table-column">
      <style:table-column-properties style:column-width="1.499cm"/>
    </style:style>
    <style:style style:name="Table1.H" style:family="table-column">
      <style:table-column-properties style:column-width="2.205cm"/>
    </style:style>
    <style:style style:name="Table1.I" style:family="table-column">
      <style:table-column-properties style:column-width="1.905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1.F1" style:family="table-cell">
      <style:table-cell-properties style:vertical-align="middle" fo:padding="0.097cm" fo:border="0.75pt solid #000000"/>
    </style:style>
    <style:style style:name="Table1.2" style:family="table-row">
      <style:table-row-properties style:min-row-height="0.799cm" fo:keep-together="auto"/>
    </style:style>
    <style:style style:name="Table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1.F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54cm" fo:keep-together="auto"/>
    </style:style>
    <style:style style:name="Table1.4" style:family="table-row">
      <style:table-row-properties style:min-row-height="0.85cm" fo:keep-together="auto"/>
    </style:style>
    <style:style style:name="Table1.5" style:family="table-row">
      <style:table-row-properties style:min-row-height="0.889cm" fo:keep-together="auto"/>
    </style:style>
    <style:style style:name="Table1.6" style:family="table-row">
      <style:table-row-properties style:min-row-height="0.661cm" fo:keep-together="auto"/>
    </style:style>
    <style:style style:name="Table1.7" style:family="table-row">
      <style:table-row-properties style:min-row-height="0.332cm" fo:keep-together="auto"/>
    </style:style>
    <style:style style:name="Table1.8" style:family="table-row">
      <style:table-row-properties style:min-row-height="1.304cm" fo:keep-together="auto"/>
    </style:style>
    <style:style style:name="Table1.9" style:family="table-row">
      <style:table-row-properties style:min-row-height="0.863cm" fo:keep-together="auto"/>
    </style:style>
    <style:style style:name="Table1.10" style:family="table-row">
      <style:table-row-properties style:min-row-height="0.773cm" fo:keep-together="auto"/>
    </style:style>
    <style:style style:name="Table1.A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A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2" style:family="table-row">
      <style:table-row-properties style:min-row-height="0.972cm" fo:keep-together="auto"/>
    </style:style>
    <style:style style:name="Table1.A12" style:family="table-cell">
      <style:table-cell-properties fo:padding="0.097cm" fo:border-left="0.75pt solid #000000" fo:border-right="none" fo:border-top="none" fo:border-bottom="0.75pt solid #000000"/>
    </style:style>
    <style:style style:name="Table1.B12" style:family="table-cell">
      <style:table-cell-properties fo:padding="0.097cm" fo:border-left="0.75pt solid #000000" fo:border-right="none" fo:border-top="none" fo:border-bottom="0.75pt solid #000000"/>
    </style:style>
    <style:style style:name="Table1.D12" style:family="table-cell">
      <style:table-cell-properties fo:padding="0.097cm" fo:border-left="0.75pt solid #000000" fo:border-right="none" fo:border-top="none" fo:border-bottom="0.75pt solid #000000"/>
    </style:style>
    <style:style style:name="Table1.G12" style:family="table-cell">
      <style:table-cell-properties fo:padding="0.097cm" fo:border-left="0.75pt solid #000000" fo:border-right="none" fo:border-top="none" fo:border-bottom="0.75pt solid #000000"/>
    </style:style>
    <style:style style:name="Table1.H12" style:family="table-cell">
      <style:table-cell-properties fo:padding="0.097cm" fo:border-left="0.75pt solid #000000" fo:border-right="none" fo:border-top="none" fo:border-bottom="0.75pt solid #000000"/>
    </style:style>
    <style:style style:name="Table1.I1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3" style:family="table-row">
      <style:table-row-properties style:min-row-height="0.887cm" fo:keep-together="auto"/>
    </style:style>
    <style:style style:name="Table1.A1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4" style:family="table-row">
      <style:table-row-properties style:min-row-height="0.594cm" fo:keep-together="auto"/>
    </style:style>
    <style:style style:name="Table1.A14" style:family="table-cell">
      <style:table-cell-properties fo:padding="0.097cm" fo:border-left="0.75pt solid #000000" fo:border-right="none" fo:border-top="none" fo:border-bottom="0.75pt solid #000000"/>
    </style:style>
    <style:style style:name="Table1.15" style:family="table-row">
      <style:table-row-properties style:min-row-height="0.847cm" fo:keep-together="auto"/>
    </style:style>
    <style:style style:name="Table1.A15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margin-top="0cm" fo:margin-bottom="0cm" style:contextual-spacing="false" fo:line-height="0.049cm"/>
      <style:text-properties style:font-name="微軟正黑體" fo:font-size="10pt" officeooo:paragraph-rsid="00372e65" style:font-name-asian="微軟正黑體" style:font-size-asian="10pt" style:font-size-complex="10pt"/>
    </style:style>
    <style:style style:name="P2" style:family="paragraph" style:parent-style-name="Table_20_Paragraph">
      <style:paragraph-properties fo:orphans="0" fo:widows="0"/>
      <style:text-properties style:font-name="微軟正黑體" fo:font-size="10pt" style:font-name-asian="微軟正黑體" style:font-size-asian="10pt" style:font-size-complex="10pt"/>
    </style:style>
    <style:style style:name="P3" style:family="paragraph" style:parent-style-name="Table_20_Paragraph">
      <loext:graphic-properties draw:fill="none"/>
      <style:paragraph-properties fo:margin-left="0cm" fo:margin-right="0cm" fo:margin-top="0.067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4" style:family="paragraph" style:parent-style-name="Table_20_Paragraph">
      <loext:graphic-properties draw:fill="none"/>
      <style:paragraph-properties fo:margin-left="0cm" fo:margin-right="0cm" fo:margin-top="0.067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 style:text-scale="95%"/>
    </style:style>
    <style:style style:name="P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8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18dcc" style:font-name-asian="微軟正黑體" style:font-size-asian="10pt" style:font-size-complex="10pt" style:text-scale="95%"/>
    </style:style>
    <style:style style:name="P9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e2e47" style:font-name-asian="微軟正黑體" style:font-size-asian="10pt" style:font-size-complex="10pt" style:text-scale="95%"/>
    </style:style>
    <style:style style:name="P10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11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 style:text-scale="99%"/>
    </style:style>
    <style:style style:name="P12" style:family="paragraph" style:parent-style-name="Table_20_Paragraph">
      <style:paragraph-properties fo:margin-left="0cm" fo:margin-right="0cm" fo:margin-top="0.279cm" fo:margin-bottom="0cm" style:contextual-spacing="false" fo:line-height="150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>
        <style:tab-stops/>
      </style:paragraph-properties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officeooo:paragraph-rsid="003e2e47" style:font-name-asian="微軟正黑體" style:font-size-asian="10pt" style:font-size-complex="10pt"/>
    </style:style>
    <style:style style:name="P17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/>
    </style:style>
    <style:style style:name="P18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18dcc" style:font-name-asian="微軟正黑體" style:font-size-asian="10pt" style:font-size-complex="10pt"/>
    </style:style>
    <style:style style:name="P20" style:family="paragraph" style:parent-style-name="Text_20_body">
      <style:text-properties style:font-name="微軟正黑體" fo:font-size="10pt" style:font-name-asian="微軟正黑體" style:font-size-asian="10pt" style:font-size-complex="10pt"/>
    </style:style>
    <style:style style:name="P21" style:family="paragraph" style:parent-style-name="Text_20_body">
      <style:paragraph-properties fo:margin-top="0.025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P22" style:family="paragraph" style:parent-style-name="Text_20_body">
      <style:paragraph-properties fo:margin-left="0.358cm" fo:margin-right="0cm" fo:margin-top="0.086cm" fo:margin-bottom="0cm" style:contextual-spacing="false" fo:text-indent="0cm" style:auto-text-indent="false">
        <style:tab-stops>
          <style:tab-stop style:position="9.357cm"/>
        </style:tab-stops>
      </style:paragraph-properties>
      <style:text-properties style:font-name="微軟正黑體" fo:font-size="10pt" officeooo:paragraph-rsid="002a0dd7" style:font-name-asian="微軟正黑體" style:font-size-asian="10pt" style:font-size-complex="10pt"/>
    </style:style>
    <style:style style:name="P23" style:family="paragraph" style:parent-style-name="Text_20_body">
      <style:paragraph-properties fo:margin-left="0.358cm" fo:margin-right="0cm" fo:margin-top="0.053cm" fo:margin-bottom="0cm" style:contextual-spacing="false" fo:text-indent="0cm" style:auto-text-indent="false">
        <style:tab-stops>
          <style:tab-stop style:position="9.357cm"/>
        </style:tab-stops>
      </style:paragraph-properties>
      <style:text-properties style:font-name="微軟正黑體" fo:font-size="10pt" officeooo:paragraph-rsid="002a0dd7" style:font-name-asian="微軟正黑體" style:font-size-asian="10pt" style:font-size-complex="10pt"/>
    </style:style>
    <style:style style:name="P24" style:family="paragraph" style:parent-style-name="Text_20_body">
      <style:paragraph-properties fo:margin-top="0.03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P2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372e65" style:font-name-asian="微軟正黑體" style:font-size-asian="10pt" style:font-name-complex="Microsoft JhengHei1" style:font-size-complex="10pt" style:text-scale="95%"/>
    </style:style>
    <style:style style:name="P2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372e65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2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fo:letter-spacing="0.026cm" style:font-name-asian="微軟正黑體" style:font-size-asian="10pt" style:font-size-complex="10pt"/>
    </style:style>
    <style:style style:name="P28" style:family="paragraph" style:parent-style-name="Table_20_Paragraph">
      <loext:graphic-properties draw:fill="none"/>
      <style:paragraph-properties fo:margin-left="1.101cm" fo:margin-right="0cm" fo:margin-top="0.199cm" fo:margin-bottom="0cm" style:contextual-spacing="false" fo:line-height="100%" fo:text-align="center" style:justify-single-word="false" fo:orphans="0" fo:widows="0" fo:text-indent="-1.101cm" style:auto-text-indent="false" fo:background-color="transparent" style:writing-mode="lr-tb"/>
      <style:text-properties style:font-name="微軟正黑體" fo:font-size="10pt" fo:letter-spacing="0.016cm" style:font-name-asian="微軟正黑體" style:font-size-asian="10pt" style:font-size-complex="10pt"/>
    </style:style>
    <style:style style:name="P29" style:family="paragraph" style:parent-style-name="Table_20_Paragraph">
      <loext:graphic-properties draw:fill="none"/>
      <style:paragraph-properties fo:margin-left="0.199cm" fo:margin-right="0cm" fo:margin-top="0.199cm" fo:margin-bottom="0cm" style:contextual-spacing="false" fo:line-height="100%" fo:text-align="center" style:justify-single-word="false" fo:orphans="0" fo:widows="0" fo:text-indent="-0.199cm" style:auto-text-indent="false" fo:background-color="transparent" style:writing-mode="lr-tb"/>
      <style:text-properties style:font-name="微軟正黑體" fo:font-size="10pt" fo:letter-spacing="0.035cm" style:font-name-asian="微軟正黑體" style:font-size-asian="10pt" style:font-size-complex="10pt"/>
    </style:style>
    <style:style style:name="P30" style:family="paragraph" style:parent-style-name="Table_20_Paragraph">
      <loext:graphic-properties draw:fill="none"/>
      <style:paragraph-properties fo:margin-left="0cm" fo:margin-right="0cm" fo:margin-top="0.199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fo:letter-spacing="0.035cm" style:font-name-asian="微軟正黑體" style:font-size-asian="10pt" style:font-size-complex="10pt"/>
    </style:style>
    <style:style style:name="P31" style:family="paragraph" style:parent-style-name="Table_20_Paragraph">
      <loext:graphic-properties draw:fill="none"/>
      <style:paragraph-properties fo:margin-left="0.3cm" fo:margin-right="0cm" fo:margin-top="0.199cm" fo:margin-bottom="0cm" style:contextual-spacing="false" fo:line-height="100%" fo:text-align="center" style:justify-single-word="false" fo:orphans="0" fo:widows="0" fo:text-indent="-0.3cm" style:auto-text-indent="false" fo:background-color="transparent" style:writing-mode="lr-tb"/>
      <style:text-properties style:font-name="微軟正黑體" fo:font-size="10pt" fo:letter-spacing="0.025cm" style:font-name-asian="微軟正黑體" style:font-size-asian="10pt" style:font-size-complex="10pt"/>
    </style:style>
    <style:style style:name="P32" style:family="paragraph" style:parent-style-name="Table_20_Paragraph">
      <style:paragraph-properties fo:margin-left="0cm" fo:margin-right="0cm" fo:margin-top="0.199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07cm" style:font-name-asian="微軟正黑體" style:font-size-asian="10pt" style:font-size-complex="10pt"/>
    </style:style>
    <style:style style:name="P3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fo:letter-spacing="-0.004cm" officeooo:paragraph-rsid="00318dcc" style:font-name-asian="微軟正黑體" style:font-size-asian="10pt" style:font-size-complex="10pt"/>
    </style:style>
    <style:style style:name="P34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fo:font-weight="normal" style:font-name-asian="微軟正黑體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0.101cm"/>
      <style:text-properties officeooo:paragraph-rsid="00372e65"/>
    </style:style>
    <style:style style:name="P36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P37" style:family="paragraph" style:parent-style-name="Table_20_Paragraph">
      <style:paragraph-properties fo:margin-left="0cm" fo:margin-right="0cm" fo:margin-top="0.078cm" fo:margin-bottom="0cm" style:contextual-spacing="false" fo:line-height="150%" fo:text-align="start" style:justify-single-word="false" fo:orphans="0" fo:widows="0" fo:text-indent="0cm" style:auto-text-indent="false"/>
    </style:style>
    <style:style style:name="P38" style:family="paragraph" style:parent-style-name="Table_20_Paragraph">
      <style:paragraph-properties fo:margin-top="0cm" fo:margin-bottom="0cm" style:contextual-spacing="false" fo:line-height="0.3cm" fo:orphans="0" fo:widows="0"/>
    </style:style>
    <style:style style:name="P3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fo:color="#000000" loext:opacity="100%" style:font-name="微軟正黑體" fo:font-size="10pt" officeooo:paragraph-rsid="00430489" style:font-name-asian="微軟正黑體" style:font-size-asian="10pt" style:font-size-complex="10pt"/>
    </style:style>
    <style:style style:name="P40" style:family="paragraph" style:parent-style-name="Title" style:master-page-name="Standard">
      <loext:graphic-properties draw:fill="solid" draw:fill-color="#cccccc" draw:fill-gradient-name="Gradient_20_2" draw:fill-hatch-name="hatch"/>
      <style:paragraph-properties fo:margin-left="0cm" fo:margin-right="0cm" fo:margin-top="0cm" fo:margin-bottom="0cm" style:contextual-spacing="false" fo:line-height="115%" fo:text-indent="0cm" style:auto-text-indent="false" style:page-number="auto" fo:background-color="#cccccc" style:vertical-align="middle">
        <style:tab-stops>
          <style:tab-stop style:position="4.246cm"/>
        </style:tab-stops>
      </style:paragraph-properties>
      <style:text-properties style:font-name="微軟正黑體" style:font-name-asian="微軟正黑體" style:text-scale="95%"/>
    </style:style>
    <style:style style:name="P41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372e65" style:font-name-asian="微軟正黑體" style:font-size-asian="18pt" style:font-name-complex="Microsoft JhengHei1" style:font-size-complex="18pt" style:text-scale="100%"/>
    </style:style>
    <style:style style:name="P42" style:family="paragraph" style:parent-style-name="Table_20_Paragraph" style:list-style-name="WWNum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0.601cm"/>
        </style:tab-stops>
      </style:paragraph-properties>
      <style:text-properties style:font-name="微軟正黑體" fo:font-size="10pt" style:font-name-asian="微軟正黑體" style:font-size-asian="10pt" style:font-size-complex="10pt" style:text-scale="95%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style:text-scale="95%"/>
    </style:style>
    <style:style style:name="T9" style:family="text">
      <style:text-properties fo:letter-spacing="-0.004cm"/>
    </style:style>
    <style:style style:name="T10" style:family="text">
      <style:text-properties fo:letter-spacing="0.009cm"/>
    </style:style>
    <style:style style:name="T11" style:family="text">
      <style:text-properties style:font-name="微軟正黑體" fo:font-size="10pt" officeooo:rsid="001fcc44" style:font-name-asian="微軟正黑體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專案編號" text:name="py3o.o.bf_projno"/>
        <text:user-field-decl office:value-type="string" office:string-value="服務名稱" text:name="py3o.o.bf_servicename"/>
        <text:user-field-decl office:value-type="string" office:string-value="客戶名稱" text:name="py3o.o.bf_projcusname"/>
        <text:user-field-decl office:value-type="string" office:string-value="專屬業務" text:name="py3o.o.bf_projsalename"/>
        <text:user-field-decl office:value-type="string" office:string-value="服務類別" text:name="py3o.o.bf_servicetypename"/>
        <text:user-field-decl office:value-type="string" office:string-value="裝機聯絡人" text:name="py3o.o.bf_setupcontactname"/>
        <text:user-field-decl office:value-type="string" office:string-value="派工主旨" text:name="py3o.o.bf_assignmansubject"/>
        <text:user-field-decl office:value-type="string" office:string-value="機型" text:name="py3o.L.bf_prod_modeltype"/>
        <text:user-field-decl office:value-type="string" office:string-value="規格說明" text:name="py3o.L.bf_prod_desc"/>
        <text:user-field-decl office:value-type="string" office:string-value="數量" text:name="py3o.L.bf_prod_num"/>
        <text:user-field-decl office:value-type="string" office:string-value="軟體版本" text:name="py3o.L.bf_software_ver"/>
        <text:user-field-decl office:value-type="string" office:string-value="備註" text:name="py3o.L.bf_prod_memo"/>
        <text:user-field-decl office:value-type="string" office:string-value="公組裝" text:name="py3o.o.bf_is_setup1"/>
        <text:user-field-decl office:value-type="string" office:string-value="客組裝" text:name="py3o.o.bf_is_setup2"/>
        <text:user-field-decl office:value-type="string" office:string-value="出貨" text:name="py3o.o.bf_is_attach1"/>
        <text:user-field-decl office:value-type="string" office:string-value="操作" text:name="py3o.o.bf_is_attach2"/>
        <text:user-field-decl office:value-type="string" office:string-value="其他" text:name="py3o.o.bf_is_attach3"/>
        <text:user-field-decl office:value-type="string" office:string-value="裝機地址" text:name="py3o.o.bf_setup_address"/>
        <text:user-field-decl office:value-type="string" office:string-value="預定裝機日" text:name="py3o.o.bf_setup_date"/>
        <text:user-field-decl office:value-type="string" office:string-value="電話" text:name="py3o.o.bf_setup_contact_phone"/>
        <text:user-field-decl office:value-type="string" office:string-value="手機" text:name="py3o.o.bf_setup_contact_mobile"/>
        <text:user-field-decl office:value-type="string" office:string-value="實際人數" text:name="py3o.o.bf_completed_man"/>
        <text:user-field-decl office:value-type="string" office:string-value="實際天數" text:name="py3o.o.bf_completed_day"/>
        <text:user-field-decl office:value-type="string" office:string-value="實際時數" text:name="py3o.o.bf_completed_hour"/>
        <text:user-field-decl office:value-type="string" office:string-value="指派工程師" text:name="py3o.o.bf_assignman"/>
        <text:user-field-decl office:value-type="string" office:string-value="派工主旨" text:name="py3o.o.bf_assign_man_subject"/>
        <text:user-field-decl office:value-type="string" office:string-value="實際人數" text:name="py3o.o.bf_completed_man1"/>
        <text:user-field-decl office:value-type="string" office:string-value="實際天數" text:name="py3o.o.bf_completed_day1"/>
        <text:user-field-decl office:value-type="string" office:string-value="實際時數" text:name="py3o.o.bf_completed_hour1"/>
        <text:user-field-decl office:value-type="string" office:string-value="單號" text:name="py3o.o.bf_name"/>
        <text:user-field-decl office:value-type="string" office:string-value="派工需求說明" text:name="py3o.o.bf_assign_man_desc"/>
        <text:user-field-decl office:value-type="string" office:string-value="預計驗收日" text:name="py3o.o.bf_neweb_project.bf_accptanced_date1"/>
        <text:user-field-decl office:value-type="string" office:string-value="預計驗收日" text:name="py3o.o.bf_accptanced_date1"/>
        <text:user-field-decl office:value-type="string" office:string-value="預計驗收日" text:name="py3o.o.neweb_project_accptanced_date1"/>
        <text:user-field-decl office:value-type="string" office:string-value="預計驗收日" text:name="py3o.o.bf_acceptanced_date1"/>
        <text:user-field-decl office:value-type="string" office:string-value="預計驗收日" text:name="py3o.o.neweb_project.accptanced_date1"/>
        <text:user-field-decl office:value-type="string" office:string-value="預計驗收日" text:name="py3o.o.bf_proj_no.acceptanced_date1"/>
      </text:user-field-decls>
      <text:p text:style-name="P40">專案派工申請單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2" office:value-type="string">
            <text:p text:style-name="P18">專案編號</text:p>
          </table:table-cell>
          <table:covered-table-cell/>
          <table:table-cell table:style-name="Table1.A1" table:number-columns-spanned="2" office:value-type="string">
            <text:p text:style-name="P13"><text:user-field-get text:name="py3o.o.bf_projno">專案編號</text:user-field-get></text:p>
          </table:table-cell>
          <table:covered-table-cell/>
          <table:table-cell table:style-name="Table1.A1" office:value-type="string">
            <text:p text:style-name="P18">服務名稱</text:p>
          </table:table-cell>
          <table:table-cell table:style-name="Table1.F1" table:number-columns-spanned="4" office:value-type="string">
            <text:p text:style-name="P15"><text:user-field-get text:name="py3o.o.bf_servicename">服務名稱</text:user-field-get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7">客戶名稱</text:p>
          </table:table-cell>
          <table:covered-table-cell/>
          <table:table-cell table:style-name="Table1.A2" table:number-columns-spanned="2" office:value-type="string">
            <text:p text:style-name="P13"><text:user-field-get text:name="py3o.o.bf_projcusname">客戶名稱</text:user-field-get></text:p>
          </table:table-cell>
          <table:covered-table-cell/>
          <table:table-cell table:style-name="Table1.A2" office:value-type="string">
            <text:p text:style-name="P7">專屬業務</text:p>
          </table:table-cell>
          <table:table-cell table:style-name="Table1.F2" table:number-columns-spanned="4" office:value-type="string">
            <text:p text:style-name="P15"><text:user-field-get text:name="py3o.o.bf_projsalename">專屬業務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裝機地址</text:p>
          </table:table-cell>
          <table:covered-table-cell/>
          <table:table-cell table:style-name="Table1.A2" table:number-columns-spanned="2" office:value-type="string">
            <text:p text:style-name="P34"><text:user-field-get text:name="py3o.o.bf_setup_address">裝機地址</text:user-field-get></text:p>
          </table:table-cell>
          <table:covered-table-cell/>
          <table:table-cell table:style-name="Table1.A2" office:value-type="string">
            <text:p text:style-name="P7">預定裝機日</text:p>
          </table:table-cell>
          <table:table-cell table:style-name="Table1.F2" table:number-columns-spanned="4" office:value-type="string">
            <text:p text:style-name="P15"><text:user-field-get text:name="py3o.o.bf_setup_date">預定裝機日</text:user-field-get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2" office:value-type="string">
            <text:p text:style-name="P9">服務類別</text:p>
          </table:table-cell>
          <table:covered-table-cell/>
          <table:table-cell table:style-name="Table1.A2" table:number-columns-spanned="2" office:value-type="string">
            <text:p text:style-name="P16"><text:user-field-get text:name="py3o.o.bf_servicetypename">服務類別</text:user-field-get></text:p>
          </table:table-cell>
          <table:covered-table-cell/>
          <table:table-cell table:style-name="Table1.A2" office:value-type="string">
            <text:p text:style-name="P7">預計驗收日</text:p>
          </table:table-cell>
          <table:table-cell table:style-name="Table1.F2" table:number-columns-spanned="4" office:value-type="string">
            <text:p text:style-name="P39"><text:user-field-get text:name="py3o.o.bf_proj_no.acceptanced_date1">預計驗收日</text:user-field-ge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7">裝機連絡人</text:p>
          </table:table-cell>
          <table:covered-table-cell/>
          <table:table-cell table:style-name="Table1.A2" table:number-columns-spanned="2" office:value-type="string">
            <text:p text:style-name="P5"><text:user-field-get text:name="py3o.o.bf_setupcontactname">裝機聯絡人</text:user-field-get></text:p>
          </table:table-cell>
          <table:covered-table-cell/>
          <table:table-cell table:style-name="Table1.A2" office:value-type="string">
            <text:p text:style-name="P7">指派工程師</text:p>
          </table:table-cell>
          <table:table-cell table:style-name="Table1.F2" table:number-columns-spanned="4" office:value-type="string">
            <text:p text:style-name="P15"><text:user-field-get text:name="py3o.o.bf_assignman">指派工程師</text:user-field-get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2" office:value-type="string">
            <text:p text:style-name="P7">電 <text:s text:c="10"/>話</text:p>
          </table:table-cell>
          <table:covered-table-cell/>
          <table:table-cell table:style-name="Table1.A2" table:number-columns-spanned="2" office:value-type="string">
            <text:p text:style-name="P13"><text:user-field-get text:name="py3o.o.bf_setup_contact_phone">電話</text:user-field-get></text:p>
          </table:table-cell>
          <table:covered-table-cell/>
          <table:table-cell table:style-name="Table1.A2" office:value-type="string">
            <text:p text:style-name="P7">手 <text:s text:c="7"/>機</text:p>
          </table:table-cell>
          <table:table-cell table:style-name="Table1.F2" table:number-columns-spanned="4" office:value-type="string">
            <text:p text:style-name="P11"><text:user-field-get text:name="py3o.o.bf_setup_contact_mobile">手機</text:user-field-get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33">裝機及</text:p>
            <text:p text:style-name="P19"><text:span text:style-name="T9">施</text:span>工說明</text:p>
          </table:table-cell>
          <table:covered-table-cell/>
          <table:table-cell table:style-name="Table1.A1" table:number-columns-spanned="2" office:value-type="string">
            <text:p text:style-name="P10"><text:user-field-get text:name="py3o.o.bf_is_setup1">公組裝</text:user-field-get> 需於公司內組裝</text:p>
            <text:list xml:id="list2399664960" text:style-name="WWNum1">
              <text:list-header>
                <text:p text:style-name="P42"><text:user-field-get text:name="py3o.o.bf_is_setup2">客組裝</text:user-field-get><text:s/>需客戶端安裝</text:p>
              </text:list-header>
            </text:list>
            <text:p text:style-name="P5"><text:user-field-get text:name="py3o.o.bf_is_attach3">其他</text:user-field-get><text:s text:c="2"/>其他 </text:p>
          </table:table-cell>
          <table:covered-table-cell/>
          <table:table-cell table:style-name="Table1.A1" office:value-type="string">
            <text:p text:style-name="P7">附件</text:p>
          </table:table-cell>
          <table:table-cell table:style-name="Table1.F1" table:number-columns-spanned="4" office:value-type="string">
            <text:p text:style-name="P6"><text:user-field-get text:name="py3o.o.bf_is_attach1">出貨</text:user-field-get>出貨簽收單</text:p>
            <text:p text:style-name="P6"><text:user-field-get text:name="py3o.o.bf_is_attach2">操作</text:user-field-get>操作手冊</text:p>
            <text:p text:style-name="P27"><text:user-field-get text:name="py3o.o.bf_is_attach3">其他</text:user-field-get>其他 詳附件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2" office:value-type="string">
            <text:p text:style-name="P7">派工主旨</text:p>
          </table:table-cell>
          <table:covered-table-cell/>
          <table:table-cell table:style-name="Table1.F2" table:number-columns-spanned="7" office:value-type="string">
            <text:p text:style-name="P13"><text:user-field-get text:name="py3o.o.bf_assign_man_subject">派工主旨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8">工程師</text:p>
            <text:p text:style-name="P8">完成說明</text:p>
          </table:table-cell>
          <table:covered-table-cell/>
          <table:table-cell table:style-name="Table1.F2" table:number-columns-spanned="7" office:value-type="string">
            <text:p text:style-name="P13"><text:span text:style-name="T10">實際人力需求: <text:s text:c="2"/></text:span><text:span text:style-name="T10"><text:user-field-get text:name="py3o.o.bf_completed_man1">實際人數</text:user-field-get></text:span>人 <text:s text:c="2"/><text:user-field-get text:name="py3o.o.bf_completed_day1">實際天數</text:user-field-get><text:s/><text:span text:style-name="T9">天 <text:s/></text:span><text:span text:style-name="T9"><text:user-field-get text:name="py3o.o.bf_completed_hour1">實際時數</text:user-field-get></text:span><text:span text:style-name="T9"><text:s text:c="2"/>小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3" table:number-columns-spanned="9" office:value-type="string">
            <text:p text:style-name="P3">派工需求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3" table:number-columns-spanned="9" office:value-type="string">
            <text:p text:style-name="P4"><text:user-field-get text:name="py3o.o.bf_assign_man_desc">派工需求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4" office:value-type="string">
            <text:p text:style-name="P2"/>
          </table:table-cell>
          <table:table-cell table:style-name="Table1.B12" table:number-columns-spanned="2" office:value-type="string">
            <text:p text:style-name="P28">機種- 機型/ 料號</text:p>
          </table:table-cell>
          <table:covered-table-cell/>
          <table:table-cell table:style-name="Table1.D12" table:number-columns-spanned="3" office:value-type="string">
            <text:p text:style-name="P30">規格說明</text:p>
          </table:table-cell>
          <table:covered-table-cell/>
          <table:covered-table-cell/>
          <table:table-cell table:style-name="Table1.G12" office:value-type="string">
            <text:p text:style-name="P31">數量</text:p>
          </table:table-cell>
          <table:table-cell table:style-name="Table1.H12" office:value-type="string">
            <text:p text:style-name="P29">軟體版本</text:p>
          </table:table-cell>
          <table:table-cell table:style-name="Table1.I12" office:value-type="string">
            <text:p text:style-name="P32">備 註</text:p>
          </table:table-cell>
        </table:table-row>
        <table:table-row table:style-name="Table1.13">
          <table:table-cell table:style-name="Table1.A13" table:number-columns-spanned="9" office:value-type="string">
            <text:p text:style-name="P38"><text:a xlink:type="simple" xlink:href="py3o://for=%22L%20in%20o.proj_setup_line%22" text:style-name="Internet_20_link" text:visited-style-name="Visited_20_Internet_20_Link"><text:span text:style-name="T11">for="L in o.proj_setup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12"/>
          </table:table-cell>
          <table:table-cell table:style-name="Table1.A2" table:number-columns-spanned="2" office:value-type="string">
            <text:p text:style-name="P17"><text:user-field-get text:name="py3o.L.bf_prod_modeltype">機型</text:user-field-get></text:p>
          </table:table-cell>
          <table:covered-table-cell/>
          <table:table-cell table:style-name="Table1.A2" table:number-columns-spanned="3" office:value-type="string">
            <text:p text:style-name="P13"><text:user-field-get text:name="py3o.L.bf_prod_desc">規格說明</text:user-field-get></text:p>
          </table:table-cell>
          <table:covered-table-cell/>
          <table:covered-table-cell/>
          <table:table-cell table:style-name="Table1.A2" office:value-type="string">
            <text:p text:style-name="P18"><text:user-field-get text:name="py3o.L.bf_prod_num">數量</text:user-field-get></text:p>
          </table:table-cell>
          <table:table-cell table:style-name="Table1.A2" office:value-type="string">
            <text:p text:style-name="P14"><text:user-field-get text:name="py3o.L.bf_software_ver">軟體版本</text:user-field-get></text:p>
          </table:table-cell>
          <table:table-cell table:style-name="Table1.F2" office:value-type="string">
            <text:p text:style-name="P13"><text:user-field-get text:name="py3o.L.bf_prod_memo">備註</text:user-field-get></text:p>
          </table:table-cell>
        </table:table-row>
        <table:table-row table:style-name="Table1.15">
          <table:table-cell table:style-name="Table1.A15" table:number-columns-spanned="9" office:value-type="string">
            <text:p text:style-name="P37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20"/>
      <text:p text:style-name="P21"/>
      <text:p text:style-name="P22">　　　　工程師主管簽名:<text:tab/>　　　　<text:span text:style-name="T8">工程師簽名:</text:span></text:p>
      <text:p text:style-name="P23">　　　　日期:<text:tab/>　　　　<text:span text:style-name="T8">日期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1.286cm" fo:margin-right="0cm" fo:margin-top="0.03cm" fo:margin-bottom="0cm" style:contextual-spacing="false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language="en" fo:country="US" fo:font-style="normal" fo:font-weight="normal" style:font-name-asian="Wingdings1" style:font-family-asian="Wingdings" style:font-family-generic-asian="system" style:font-pitch-asian="variable" style:font-size-asian="14pt" style:language-asian="zh" style:country-asian="TW" style:font-style-asian="normal" style:font-weight-asian="normal" style:font-name-complex="Wingdings1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n" fo:country="US" style:language-asian="zh" style:country-asian="TW" style:language-complex="ar" style:country-complex="SA"/>
    </style:style>
    <style:style style:name="ListLabel_20_3" style:display-name="ListLabel 3" style:family="text">
      <style:text-properties fo:language="en" fo:country="US" style:language-asian="zh" style:country-asian="TW" style:language-complex="ar" style:country-complex="SA"/>
    </style:style>
    <style:style style:name="ListLabel_20_4" style:display-name="ListLabel 4" style:family="text">
      <style:text-properties fo:language="en" fo:country="US" style:language-asian="zh" style:country-asian="TW" style:language-complex="ar" style:country-complex="SA"/>
    </style:style>
    <style:style style:name="ListLabel_20_5" style:display-name="ListLabel 5" style:family="text">
      <style:text-properties fo:language="en" fo:country="US" style:language-asian="zh" style:country-asian="TW" style:language-complex="ar" style:country-complex="SA"/>
    </style:style>
    <style:style style:name="ListLabel_20_6" style:display-name="ListLabel 6" style:family="text">
      <style:text-properties fo:language="en" fo:country="US" style:language-asian="zh" style:country-asian="TW" style:language-complex="ar" style:country-complex="SA"/>
    </style:style>
    <style:style style:name="ListLabel_20_7" style:display-name="ListLabel 7" style:family="text">
      <style:text-properties fo:language="en" fo:country="US" style:language-asian="zh" style:country-asian="TW" style:language-complex="ar" style:country-complex="SA"/>
    </style:style>
    <style:style style:name="ListLabel_20_8" style:display-name="ListLabel 8" style:family="text">
      <style:text-properties fo:language="en" fo:country="US" style:language-asian="zh" style:country-asian="TW" style:language-complex="ar" style:country-complex="SA"/>
    </style:style>
    <style:style style:name="ListLabel_20_9" style:display-name="ListLabel 9" style:family="text">
      <style:text-properties fo:language="en" fo:country="US" style:language-asian="zh" style:country-asian="TW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">
        <style:list-level-properties text:list-level-position-and-space-mode="label-alignment">
          <style:list-level-label-alignment text:label-followed-by="listtab" fo:text-indent="-0.601cm" fo:margin-left="0.73cm"/>
        </style:list-level-properties>
        <style:text-properties style:font-name="Wingdings"/>
      </text:list-level-style-bullet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01cm" fo:margin-left="1.351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01cm" fo:margin-left="1.961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01cm" fo:margin-left="2.574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01cm" fo:margin-left="3.184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01cm" fo:margin-left="3.796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01cm" fo:margin-left="4.406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01cm" fo:margin-left="5.01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01cm" fo:margin-left="5.62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Standard">
      <style:paragraph-properties fo:margin-top="0cm" fo:margin-bottom="0cm" style:contextual-spacing="false" fo:line-height="0.049cm"/>
      <style:text-properties style:font-name="微軟正黑體" fo:font-size="10pt" officeooo:paragraph-rsid="00372e65" style:font-name-asian="微軟正黑體" style:font-size-asian="10pt" style:font-size-complex="10pt"/>
    </style:style>
    <style:style style:name="MP2" style:family="paragraph" style:parent-style-name="Standard">
      <style:paragraph-properties fo:line-height="0.101cm"/>
      <style:text-properties officeooo:paragraph-rsid="00372e65"/>
    </style:style>
    <style:style style:name="MP3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372e65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372e65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372e65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style style:name="MT3" style:family="text">
      <style:text-properties style:language-asian="zh" style:country-asian="TW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size="12pt" style:font-size-asian="12pt" style:language-asian="zh" style:country-asian="TW" style:font-size-complex="12pt"/>
    </style:style>
    <style:style style:name="MT6" style:family="text">
      <style:text-properties fo:letter-spacing="0.053cm"/>
    </style:style>
    <style:style style:name="MT7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695692377968">
              <table:table-cell table:style-name="表格1.A1" office:value-type="string">
                <text:h text:style-name="MP4" text:outline-level="2"><draw:frame draw:style-name="Mfr1" draw:name="影像1" text:anchor-type="paragraph" svg:x="0.058cm" svg:y="0.205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3">份有限</text:span>公司</text:h>
              </table:table-cell>
            </table:table-row>
            <table:table-row table:style-name="TableLine1695692378512">
              <table:table-cell table:style-name="表格1.A1" office:value-type="string">
                <text:p text:style-name="MP5"><text:span text:style-name="MT4">Neweb Information Co.,</text:span><text:span text:style-name="MT5"> </text:span><text:span text:style-name="MT4">Ltd</text:span>.</text:p>
              </table:table-cell>
            </table:table-row>
            <table:table-row table:style-name="TableLine1695692379328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695692380144">
            <table:table-cell table:style-name="表格1.A1" office:value-type="string">
              <text:p text:style-name="MP6">TEL:(02)2795-6660<text:span text:style-name="MT6"> </text:span>FAX:(02)2795-5510<text:span text:style-name="MT7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7T01:55:37</meta:creation-date>
    <dc:date>2023-03-16T14:15:17.854000000</dc:date>
    <meta:editing-duration>PT3H44M31S</meta:editing-duration>
    <meta:generator>LibreOffice/7.2.5.2$Windows_X86_64 LibreOffice_project/499f9727c189e6ef3471021d6132d4c694f357e5</meta:generator>
    <meta:editing-cycles>42</meta:editing-cycles>
    <meta:document-statistic meta:table-count="2" meta:image-count="1" meta:object-count="0" meta:page-count="1" meta:paragraph-count="60" meta:word-count="303" meta:character-count="460" meta:non-whitespace-character-count="394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